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0000000015A0000012CC2CC41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423cm" fo:min-width="12.218cm"/>
    </style:style>
    <style:style style:name="gr2" style:family="graphic" style:parent-style-name="text">
      <style:graphic-properties fo:min-height="1.102cm" fo:min-width="5.85cm"/>
    </style:style>
    <style:style style:name="gr3" style:family="graphic" style:parent-style-name="Small_20_Text">
      <style:graphic-properties fo:min-height="0.945cm" fo:min-width="7.673cm"/>
    </style:style>
    <style:style style:name="gr4" style:family="graphic" style:parent-style-name="License_20_Info">
      <style:graphic-properties fo:min-height="1.161cm" fo:min-width="6.487cm"/>
    </style:style>
    <style:style style:name="gr5" style:family="graphic" style:parent-style-name="Presentation_20_Title">
      <style:graphic-properties fo:min-height="2.838cm" fo:min-width="23.83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1.161cm" fo:min-width="25.89cm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unbranded-designninja-presentation-template-subtitle">
      <style:graphic-properties draw:fill-color="#ffffff" fo:min-height="1.576cm"/>
    </style:style>
    <style:style style:name="pr2" style:family="presentation" style:parent-style-name="unbranded-designninja-presentation-template-notes">
      <style:graphic-properties draw:fill-color="#ffffff" draw:auto-grow-height="true" fo:min-height="12.572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unbranded-designninja-presentation-template-title">
      <style:graphic-properties draw:auto-grow-height="true" fo:min-height="2.305cm" fo:min-width="24.699cm"/>
    </style:style>
    <style:style style:name="pr8" style:family="presentation" style:parent-style-name="unbranded-designninja-presentation-template-outline1">
      <style:graphic-properties draw:auto-grow-height="true" fo:min-height="12.18cm" fo:min-width="24.699cm"/>
    </style:style>
    <style:style style:name="pr9" style:family="presentation" style:parent-style-name="Default-title">
      <style:graphic-properties fo:min-height="3.468cm" fo:min-width="26.17cm"/>
    </style:style>
    <style:style style:name="pr10" style:family="presentation" style:parent-style-name="unbranded-designninja-presentation-template-outline1" style:list-style-name="L2">
      <style:graphic-properties fo:min-height="15.837cm"/>
    </style:style>
    <style:style style:name="P1" style:family="paragraph">
      <style:paragraph-properties fo:text-align="end"/>
      <style:text-properties fo:font-size="40pt"/>
    </style:style>
    <style:style style:name="P2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8pt"/>
    </style:style>
    <style:style style:name="P6" style:family="paragraph">
      <style:text-properties fo:color="#83caff" fo:font-size="28pt" style:font-size-asian="28pt" style:font-size-complex="28pt"/>
    </style:style>
    <style:style style:name="P7" style:family="paragraph">
      <style:text-properties fo:font-size="24pt"/>
    </style:style>
    <style:style style:name="P8" style:family="paragraph">
      <style:paragraph-properties fo:text-align="end"/>
      <style:text-properties fo:font-size="14pt"/>
    </style:style>
    <style:style style:name="P9" style:family="paragraph">
      <style:text-properties fo:font-size="14pt"/>
    </style:style>
    <style:style style:name="P10" style:family="paragraph">
      <style:text-properties fo:font-size="72pt"/>
    </style:style>
    <style:style style:name="P11" style:family="paragraph">
      <loext:graphic-properties draw:fill-color="#ffffff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style:font-name="Droid Sans3" fo:font-size="14pt" style:font-size-asian="14pt" style:font-size-complex="14pt"/>
    </style:style>
    <style:style style:name="T13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1.705cm" svg:y="9.706cm" presentation:class="subtitle" presentation:user-transformed="true">
          <draw:text-box>
            <text:p text:style-name="P1"><text:span text:style-name="T1">Subtitle</text:span></text:p>
          </draw:text-box>
        </draw:frame>
        <draw:frame draw:style-name="gr1" draw:text-style-name="P4" draw:layer="layout" svg:width="12.718cm" svg:height="1.729cm" svg:x="5.18cm" svg:y="14.33cm">
          <draw:text-box>
            <text:p text:style-name="P3"><text:span text:style-name="T2">Presenter Name</text:span></text:p>
          </draw:text-box>
        </draw:frame>
        <draw:frame draw:style-name="gr2" draw:text-style-name="P6" draw:layer="layout" svg:width="6.35cm" svg:height="1.559cm" svg:x="5.18cm" svg:y="13.308cm">
          <draw:text-box>
            <text:p text:style-name="P5"><text:span text:style-name="T3">Presented by</text:span></text:p>
          </draw:text-box>
        </draw:frame>
        <draw:frame draw:style-name="gr3" draw:text-style-name="P7" draw:layer="layout" svg:width="8.173cm" svg:height="1.373cm" svg:x="5.062cm" svg:y="15.675cm">
          <draw:text-box>
            <text:p text:style-name="P7"><text:span text:style-name="T4">Title, Affiliation, etc.</text:span></text:p>
          </draw:text-box>
        </draw:frame>
        <draw:frame draw:style-name="gr4" draw:text-style-name="P8" draw:layer="layout" svg:width="7.021cm" svg:height="1.411cm" svg:x="20.462cm" svg:y="19.385cm">
          <draw:text-box>
            <text:p text:style-name="P8"><text:span text:style-name="T5">License statement goes here.</text:span></text:p>
            <text:p text:style-name="P9"/>
          </draw:text-box>
        </draw:frame>
        <draw:frame draw:style-name="gr5" draw:text-style-name="P10" draw:layer="layout" svg:width="24.33cm" svg:height="3.21cm" svg:x="0.635cm" svg:y="7.072cm">
          <draw:text-box>
            <text:p text:style-name="P10"><text:span text:style-name="T6">Presentation Titl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First Topic</text:span></text:p>
              </text:list-item>
            </text:list>
            <text:list text:style-name="L2">
              <text:list-item>
                <text:p><text:span text:style-name="T8"><text:s/></text:span><text:span text:style-name="T8">Second Topic</text:span></text:p>
              </text:list-item>
              <text:list-item>
                <text:p><text:span text:style-name="T8"><text:s/></text:span><text:span text:style-name="T8">Third Topic</text:span></text:p>
              </text:list-item>
            </text:list>
            <text:list text:style-name="L4">
              <text:list-item>
                <text:list>
                  <text:list-item>
                    <text:p><text:span text:style-name="T8">Sub Top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176cm" svg:x="1.27cm" svg:y="8.89cm" presentation:class="title" presentation:user-transformed="true">
          <draw:text-box>
            <text:p><text:span text:style-name="T9">First Topi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Detail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Detail about first topic.</text:p>
              </text:list-item>
              <text:list-item>
                <text:p>Another detail about the first topic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176cm" svg:x="1.27cm" svg:y="8.89cm" presentation:class="title" presentation:user-transformed="true">
          <draw:text-box>
            <text:p><text:span text:style-name="T9">Second Topi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Detail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Detail about second topic</text:p>
              </text:list-item>
              <text:list-item>
                <text:p>Another detail about second topic</text:p>
                <text:list>
                  <text:list-item>
                    <text:p>Sub-detai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Summar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9" draw:layer="layout" svg:width="26.67cm" svg:height="3.612cm" svg:x="0.524cm" svg:y="7.0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7" draw:text-style-name="P8" draw:layer="layout" svg:width="26.39cm" svg:height="1.411cm" svg:x="0.889cm" svg:y="19.225cm">
          <draw:text-box>
            <text:p text:style-name="P8"><text:span text:style-name="T12">License statement goes here.</text:span></text:p>
            <text:p text:style-name="P9"/>
          </draw:text-box>
        </draw:frame>
        <draw:frame draw:style-name="gr8" draw:text-style-name="P14" draw:layer="layout" svg:width="18.715cm" svg:height="1.568cm" svg:x="1.236cm" svg:y="16.83cm">
          <draw:text-box>
            <text:p text:style-name="P13"><text:span text:style-name="T13"><text:a xlink:href="mailto:example@fedoraproject.org" xlink:type="simple">example@fedoraproject.org</text:a></text:span></text:p>
          </draw:text-box>
        </draw:frame>
        <draw:frame draw:style-name="gr9" draw:text-style-name="P5" draw:layer="layout" svg:width="5.989cm" svg:height="1.466cm" svg:x="1.279cm" svg:y="15.81cm">
          <draw:text-box>
            <text:p text:style-name="P5"><text:span text:style-name="T14">Contact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unbranded-designninja-presentation-template" presentation:presentation-page-layout-name="AL1T32">
        <office:forms form:automatic-focus="false" form:apply-design-mode="false"/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1.705cm" svg:y="9.706cm" presentation:class="subtitle" presentation:user-transformed="true">
          <draw:text-box>
            <text:p text:style-name="P1"><text:span text:style-name="T1">Subtitle</text:span></text:p>
          </draw:text-box>
        </draw:frame>
        <draw:frame draw:style-name="gr1" draw:text-style-name="P4" draw:layer="layout" svg:width="12.718cm" svg:height="1.729cm" svg:x="5.18cm" svg:y="14.33cm">
          <draw:text-box>
            <text:p text:style-name="P3"><text:span text:style-name="T2">Presenter Name</text:span></text:p>
          </draw:text-box>
        </draw:frame>
        <draw:frame draw:style-name="gr2" draw:text-style-name="P6" draw:layer="layout" svg:width="6.35cm" svg:height="1.559cm" svg:x="5.18cm" svg:y="13.308cm">
          <draw:text-box>
            <text:p text:style-name="P5"><text:span text:style-name="T3">Presented by</text:span></text:p>
          </draw:text-box>
        </draw:frame>
        <draw:frame draw:style-name="gr3" draw:text-style-name="P7" draw:layer="layout" svg:width="8.173cm" svg:height="1.373cm" svg:x="5.062cm" svg:y="15.675cm">
          <draw:text-box>
            <text:p text:style-name="P7"><text:span text:style-name="T4">Title, Affiliation, etc.</text:span></text:p>
          </draw:text-box>
        </draw:frame>
        <draw:frame draw:style-name="gr4" draw:text-style-name="P8" draw:layer="layout" svg:width="7.021cm" svg:height="1.411cm" svg:x="20.462cm" svg:y="19.385cm">
          <draw:text-box>
            <text:p text:style-name="P8"><text:span text:style-name="T5">License statement goes here.</text:span></text:p>
            <text:p text:style-name="P9"/>
          </draw:text-box>
        </draw:frame>
        <draw:frame draw:style-name="gr5" draw:text-style-name="P10" draw:layer="layout" svg:width="24.33cm" svg:height="3.21cm" svg:x="0.635cm" svg:y="7.072cm">
          <draw:text-box>
            <text:p text:style-name="P10"><text:span text:style-name="T6">Presentation Tit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First Topic</text:span></text:p>
              </text:list-item>
            </text:list>
            <text:list text:style-name="L2">
              <text:list-item>
                <text:p><text:span text:style-name="T8"><text:s/></text:span><text:span text:style-name="T8">Second Topic</text:span></text:p>
              </text:list-item>
              <text:list-item>
                <text:p><text:span text:style-name="T8"><text:s/></text:span><text:span text:style-name="T8">Third Topic</text:span></text:p>
              </text:list-item>
            </text:list>
            <text:list text:style-name="L4">
              <text:list-item>
                <text:list>
                  <text:list-item>
                    <text:p><text:span text:style-name="T8">Sub Top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176cm" svg:x="1.27cm" svg:y="8.89cm" presentation:class="title" presentation:user-transformed="true">
          <draw:text-box>
            <text:p><text:span text:style-name="T9">First Top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Detail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Detail about first topic.</text:p>
              </text:list-item>
              <text:list-item>
                <text:p>Another detail about the first top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176cm" svg:x="1.27cm" svg:y="8.89cm" presentation:class="title" presentation:user-transformed="true">
          <draw:text-box>
            <text:p><text:span text:style-name="T9">Second Top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Detail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Detail about second topic</text:p>
              </text:list-item>
              <text:list-item>
                <text:p>Another detail about second topic</text:p>
                <text:list>
                  <text:list-item>
                    <text:p>Sub-detai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2.305cm" svg:x="1.471cm" svg:y="1.905cm" presentation:class="title">
          <draw:text-box>
            <text:p>Summar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5">
              <text:list-item>
                <text:p>Summarize first topic.</text:p>
              </text:list-item>
              <text:list-item>
                <text:p>Summarize second top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9" draw:layer="layout" svg:width="26.67cm" svg:height="3.612cm" svg:x="0.524cm" svg:y="7.0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7" draw:text-style-name="P8" draw:layer="layout" svg:width="26.39cm" svg:height="1.411cm" svg:x="0.889cm" svg:y="19.225cm">
          <draw:text-box>
            <text:p text:style-name="P8"><text:span text:style-name="T12">License statement goes here.</text:span></text:p>
            <text:p text:style-name="P9"/>
          </draw:text-box>
        </draw:frame>
        <draw:frame draw:style-name="gr8" draw:text-style-name="P14" draw:layer="layout" svg:width="18.715cm" svg:height="1.568cm" svg:x="1.236cm" svg:y="16.83cm">
          <draw:text-box>
            <text:p text:style-name="P13"><text:span text:style-name="T13"><text:a xlink:href="mailto:example@fedoraproject.org" xlink:type="simple">example@fedoraproject.org</text:a></text:span></text:p>
          </draw:text-box>
        </draw:frame>
        <draw:frame draw:style-name="gr9" draw:text-style-name="P5" draw:layer="layout" svg:width="5.989cm" svg:height="1.466cm" svg:x="1.279cm" svg:y="15.81cm">
          <draw:text-box>
            <text:p text:style-name="P5"><text:span text:style-name="T14">Contact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15A0000012CC2CC414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left="0cm" fo:margin-right="0cm" fo:margin-top="0cm" fo:margin-bottom="0.3cm" fo:text-indent="0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3:55:14.099000000</meta:creation-date>
    <meta:editing-duration>PT2M15S</meta:editing-duration>
    <meta:editing-cycles>2</meta:editing-cycles>
    <meta:generator>LibreOffice/5.0.1.2$Windows_x86 LibreOffice_project/81898c9f5c0d43f3473ba111d7b351050be20261</meta:generator>
    <dc:description>Based on "Standard Fedora template" by Emily Dirsh (https://fedoraproject.org/wiki/Templates_for_Presentations). License: CC-BY</dc:description>
    <dc:date>2016-08-04T13:57:29.120000000</dc:date>
    <meta:document-statistic meta:object-count="104"/>
    <meta:template xlink:type="simple" xlink:actuate="onRequest" xlink:title="fedora-patterns-clover" xlink:href="file:///C:/Users/Denkou/AppData/Roaming/LibreOffice/4/user/template/Downloaded/fedora-patterns-clover.otp" meta:date="2016-08-04T13:55:14.020000000"/>
  </office:meta>
</office:document-meta>
</file>